
<file path=META-INF/manifest.xml><?xml version="1.0" encoding="utf-8"?>
<!DOCTYPE manifest  PUBLIC '-//OpenOffice.org//DTD Manifest 1.0//EN'  'Manifest.dtd'>
<manifest:manifest xmlns:manifest="http://openoffice.org/2001/manifest">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http://www.w3.org/1999/XSL/Format" xmlns:xlink="http://www.w3.org/1999/xlink"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geneva" svg:font-family="geneva, arial, helvetica, lucida-sans, sans-serif"/>
    <style:font-face style:name="Andale Sans UI" svg:font-family="'Andale Sans UI'" style:font-pitch="variable"/>
    <style:font-face style:name="Tahoma" svg:font-family="Tahoma" style:font-pitch="variable"/>
    <style:font-face style:name="Thorndale" svg:font-family="Thorndale" style:font-family-generic="roman" style:font-pitch="variable"/>
    <style:font-face style:name="Arial" svg:font-family="Arial" style:font-family-generic="swiss" style:font-pitch="variable"/>
  </office:font-face-decls>
  <office:automatic-styles>
    <style:style style:name="P1" style:family="paragraph" style:parent-style-name="Standard">
      <style:text-properties fo:language="en" fo:country="US"/>
    </style:style>
    <style:style style:name="P2" style:family="paragraph">
      <style:paragraph-properties fo:text-align="center"/>
    </style:style>
    <style:style style:name="P3" style:family="paragraph" style:parent-style-name="Heading_20_4">
      <style:text-properties fo:language="en" fo:country="US"/>
    </style:style>
    <style:style style:name="T1" style:family="text" style:parent-style-name="Strong_20_Emphasis">
      <style:text-properties fo:language="en" fo:country="US"/>
    </style:style>
    <style:style style:name="T2" style:family="text">
      <style:text-properties fo:language="en" fo:country="U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style:style style:name="gr1" style:family="graphic">
      <style:graphic-properties style:wrap="run-through" style:number-wrapped-paragraphs="no-limit" style:vertical-pos="middle" style:vertical-rel="line" style:horizontal-pos="from-left" style:horizontal-rel="paragraph"/>
    </style: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button form:name="PushButton" form:control-implementation="ooo:com.sun.star.form.component.CommandButton" form:id="control1" form:label="Create Index" office:target-frame="" xlink:href="" form:image-data="" form:delay-for-repeat="PT0.50S" form:image-position="top" form:image-alig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Main?language=Basic&amp;location=document"/>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control text:anchor-type="as-char" draw:z-index="0" draw:style-name="gr1" draw:text-style-name="P2" svg:width="3.361cm" svg:height="0.662cm" draw:control="control1"/></text:p>
      <text:p text:style-name="P1"/>
      <text:p text:style-name="Standard"><text:span text:style-name="T1">PALO ALTO, Calif. -- August 31, 1999</text:span><text:span text:style-name="T2"> -- Sun Microsystems, Inc. continued its free distribution of software to the worldwide education community with today's announcement of its acquisition of Star Division Corporation. By providing the latest software technologies free of charge, Sun is relieving educators, students and educational institutions of the high costs associated with purchase, maintenance and upgrade of operating systems and applications. </text:span></text:p>
      <text:p text:style-name="P1">StarOffice© Software, available worldwide, supports most commonly used operating systems including the Solaris© Operating Environment, Linux, and Windows operating system, which is a crucial element for education institutions running heterogeneous computing infrastructures. Not only does this complete suite of productivity software enable users to read and write legacy files, but it is interoperable with Microsoft Office file formats. The academic community will also benefit from the StarOffice Software's single familiar interface to office productivity tools, such as word processing, spreadsheet, graphic design, presentations, HTML editor, mail/news reader, event planner, and formula editor functions. </text:p>
      <text:p text:style-name="P1">"Sun's total contributions to education are in excess of $20 million annually and this exciting new offering is yet another example of Sun's continued commitment to dedicate significant resources to the academic community." said Kim Jones, vice president, Global Education and Research for Sun Microsystems. </text:p>
      <text:p text:style-name="P1">Sun already makes the source code of its Solaris Operating Environment and Java© technologies available for the global education community and to date, over 2,000 colleges and universities have licensed Solaris Operating Environment software and nearly 7,000 free Java technology licenses have been issued under the Free Java Software for Teaching program. </text:p>
      <text:h text:style-name="P3" text:outline-level="4">Sun in Education </text:h>
      <text:p text:style-name="P1">Sun is a leading provider of open network computing solutions to libraries and institutions around the world, powering academic research and high performance computing systems, campus administration, digital libraries and student instruction systems. In addition, Sun is committed to connecting the world to the Internet, beginning with primary and secondary schools and extending to all levels of higher education. </text:p>
      <text:p text:style-name="P1">Sun's extensive contributions to the global academic community include programs such as the Academic Equipment Grant (AEG) Program, Authorized Academic Java Campus© Program, Collaborative Research (CR) Program, Open Gateways Program, STEP (System Administration Training &amp; Employment) Program, The Sun Foundation, and Sun Community Source Code Licensing. For more information: http://www.sun.com/edu/ and http://www.sun.com/corporateoverview/corpaffairs/giving.html </text:p>
      <text:h text:style-name="P3" text:outline-level="4">Solaris 7 Operating Environment</text:h>
      <text:p text:style-name="P1">The Solaris 7 Operating Environment is reliable, highly scalable, Year 2000 compliant, and delivers expanded capabilities for workgroups, data centers, and Internet Service Providers who need "anytime, anywhere" access to computing resources. </text:p>
      <text:h text:style-name="P3" text:outline-level="4">Sun Developer Connection[sm] Program</text:h>
      <text:p text:style-name="P1">The award-winning Sun Developer Connection[sm] program is a comprehensive program of resources and information tailored to meet the needs of Sun's academic and developer communities. With over 1,000,000 members, the Sun Developer Connection is the fastest-growing and second-largest developer community in the industry. Membership in the Sun Developer Connection program is free and enables unlimited access to the Java Developer Connection[sm] and Solaris Developer Connection[sm] developer portals. Program, registration and eligibility information for educators and students can be found at http://www.sun.com/developers. </text:p>
      <text:h text:style-name="P3" text:outline-level="4">About Sun Microsystems, Inc.</text:h>
      <text:p text:style-name="P1">Since its inception in 1982, a singular vision, "The Network Is The Computer" has propelled Sun Microsystems, Inc. (NASDAQ: SUNW), to its position as a leading provider of high quality hardware, software and services for establishing enterprise-wide intranets and expanding the power of the Internet. With more than $11.5 billion in annual revenues, Sun can be found in more than 150 countries and on the World Wide Web at http://www.sun.com.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http://www.w3.org/1999/XSL/Format" xmlns:xlink="http://www.w3.org/1999/xlink"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geneva" svg:font-family="geneva, arial, helvetica, lucida-sans, sans-serif"/>
    <style:font-face style:name="Andale Sans UI" svg:font-family="'Andale Sans UI'" style:font-pitch="variable"/>
    <style:font-face style:name="Tahoma" svg:font-family="Tahoma" style:font-pitch="variable"/>
    <style:font-face style:name="Thorndale" svg:font-family="Thorndale"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paragraph-properties style:text-autospace="ideograph-alpha" style:line-break="strict" style:writing-mode="lr-tb">
        <style:tab-stops/>
      </style:paragraph-properties>
      <style:text-properties style:use-window-font-color="true" style:font-name="Thorndale" fo:font-size="12pt" fo:language="de" fo:country="DE" style:font-name-asian="Andale Sans UI" style:font-size-asian="12pt" style:language-asian="none" style:country-asian="none" style:font-name-complex="Tahoma" style:font-size-complex="12pt" style:language-complex="none" style:country-complex="none"/>
    </style:default-style>
    <style:default-style style:family="paragraph">
      <style:table-properties table:border-model="separating"/>
      <style:table-row-properties fo:keep-together="always"/>
      <style:paragraph-properties fo:hyphenation-ladder-count="no-limit" style:text-autospace="ideograph-alpha" style:punctuation-wrap="hanging" style:line-break="strict" style:tab-stop-distance="1.251cm" style:writing-mode="page"/>
      <style:text-properties style:use-window-font-color="true" fo:font-size="12pt" fo:language="de" fo:country="DE" style:font-size-asian="12pt" style:language-asian="none" style:country-asian="none" style:font-size-complex="12pt" style:language-complex="none" style:country-complex="none" fo:hyphenate="false" fo:hyphenation-remain-char-count="2" fo:hyphenation-push-char-count="2"/>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style>
    <style:style style:name="Heading_20_4" style:display-name="Heading 4" style:family="paragraph" style:parent-style-name="Heading" style:next-style-name="Text_20_body" style:class="text" style:default-outline-level="4">
      <style:paragraph-properties style:default-outline-level="4"/>
      <style:text-properties fo:font-variant="normal" fo:text-transform="none" fo:color="#000000" style:font-name="geneva" fo:font-size="12pt" fo:font-style="normal" fo:font-weight="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Strong_20_Emphasis" style:display-name="Strong Emphasis" style:family="text">
      <style:text-properties fo:font-weight="bold" style:font-weight-asian="bold" style:font-weight-complex="bold"/>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_Beta$Win32 OpenOffice.org_project/680m73$Build-8864$CWS-sdksample</meta:generator>
    <meta:creation-date>2005-01-28T17:08:45</meta:creation-date>
    <dc:date>2005-01-28T17:12:35</dc:date>
    <dc:language>de-DE</dc:language>
    <meta:editing-cycles>4</meta:editing-cycles>
    <meta:editing-duration>PT3M41S</meta:editing-duration>
    <meta:user-defined meta:name="Info 1"/>
    <meta:user-defined meta:name="Info 2"/>
    <meta:user-defined meta:name="Info 3"/>
    <meta:user-defined meta:name="Info 4"/>
    <meta:document-statistic meta:table-count="0" meta:image-count="0" meta:object-count="0" meta:page-count="2" meta:paragraph-count="14" meta:word-count="578" meta:character-count="4137"/>
  </office:meta>
</office:document-meta>
</file>

<file path=Basic/Standard/Module1.xml><?xml version="1.0" encoding="utf-8"?>
<!DOCTYPE module  PUBLIC '-//OpenOffice.org//DTD OfficeDocument 1.0//EN'  'module.dtd'>
<script:module xmlns:script="http://openoffice.org/2000/script" script:name="Module1" script:language="StarBasic">REM  *****  BASIC  *****

Sub Main
Dim cURL as String
Dim oDesktop as Object
Dim oDoc as Object

	oDoc = ThisComponent
	cURL = oDoc.URL
	cURL = Mid( Left(cURL, InStr(cURL, "index.odt")-1) &amp; "indexlist.txt",1,Len(cURL)+4)
	ApplyIndexList(cURL, oDoc)
End Sub

Sub ApplyIndexList(sIndexFilePath As String, oDocument As Object)
  Dim oText As Object
  Dim nFileNumber As Long
  Dim sLineText As String

  oText = oDocument.Text

  nFileNumber = FreeFile
  Open sIndexFilePath For Input As #nFileNumber
  While Not eof(nFileNumber)
  Line Input #nFileNumber, sLineText
  If sLineText &lt;&gt; "" Then

        REM search the String
        REM apply index mark
        REM AppendText(oText, sLineText )
    SearchWordInTextAndInsertIndexEntry(oDocument, sLineText)
  End If
  Wend
  Close #nFileNumber
  InsertDocumentIndex(oDocument)
End Sub

Sub AppendText(oText As Object, sText As String)
  oCursor = oText.createTextCursor
  oCursor.GotoEnd(FALSE)
  oText.insertString(oCursor, sText, FALSE)
  oText.insertControlCharacter(oCursor, _
  com.sun.star.text.ControlCharacter.PARAGRAPH_BREAK, FALSE)
End Sub


REM Search for all occurences of the string "sEntry" and
REM set an index mark to them
Sub SearchWordInTextAndInsertIndexEntry(oDocument As Object, sEntry As String)
Dim oSearch as Object, oIndexEntry as Object
Dim oFound as Object, oFoundPos as Object
Dim n as Integer
  oSearch = oDocument.createSearchDescriptor
  oSearch.SearchString = sEntry
  oFound = oDocument.findAll(oSearch)
  REM Print oFound.Count
  For n = 0 To oFound.Count - 1
    oFoundPos = oFound(n)
    oIndexEntry = oDocument.createInstance("com.sun.star.text.DocumentIndexMark")
  oDocument.text.insertTextContent(oFoundPos, oIndexEntry, TRUE)
  Next n
End Sub

Sub InsertDocumentIndex(oDocument As Object)
Dim oText as Object, oCursor as Object
Dim oIndex as Object	
 oText = oDocument.Text
 oCursor = oText.createTextCursor
 oCursor.GotoEnd(FALSE)
 oText.insertControlCharacter(oCursor,_
    com.sun.star.text.ControlCharacter.PARAGRAPH_BREAK, FALSE)
 oText.insertControlCharacter(oCursor,_
    com.sun.star.text.ControlCharacter.PARAGRAPH_BREAK, FALSE)
 oCursor.goLeft(1, FALSE)
 oIndex = oDocument.createInstance("com.sun.star.text.DocumentIndex")
 oIndex.UseCombinedEntries = TRUE
 oIndex.Title = "Index"
 oIndex.UsePP = TRUE
 oText.insertTextContent(oCursor, oIndex, FALSE)
 oIndex.updat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